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ee7" officeooo:paragraph-rsid="0017fee7"/>
    </style:style>
    <style:style style:name="P2" style:family="paragraph" style:parent-style-name="Standard">
      <style:text-properties officeooo:rsid="0017fee7" officeooo:paragraph-rsid="0018b3ee"/>
    </style:style>
    <style:style style:name="P3" style:family="paragraph" style:parent-style-name="Standard">
      <style:text-properties fo:font-weight="bold" officeooo:rsid="0017fee7" officeooo:paragraph-rsid="0017fee7" style:font-weight-asian="bold" style:font-weight-complex="bold"/>
    </style:style>
    <style:style style:name="P4" style:family="paragraph" style:parent-style-name="Standard">
      <style:text-properties fo:font-weight="bold" officeooo:rsid="0017fee7" officeooo:paragraph-rsid="0018b3ee" style:font-weight-asian="bold" style:font-weight-complex="bold"/>
    </style:style>
    <style:style style:name="P5" style:family="paragraph" style:parent-style-name="Standard">
      <style:text-properties fo:font-weight="bold" officeooo:rsid="001b497c" officeooo:paragraph-rsid="001b497c" style:font-weight-asian="bold" style:font-weight-complex="bold"/>
    </style:style>
    <style:style style:name="P6" style:family="paragraph" style:parent-style-name="Standard">
      <style:text-properties fo:font-weight="normal" officeooo:rsid="0017fee7" officeooo:paragraph-rsid="0017fee7" style:font-weight-asian="normal" style:font-weight-complex="normal"/>
    </style:style>
    <style:style style:name="P7" style:family="paragraph" style:parent-style-name="Standard">
      <style:text-properties fo:font-weight="normal" officeooo:rsid="0017fee7" officeooo:paragraph-rsid="0018b3ee" style:font-weight-asian="normal" style:font-weight-complex="normal"/>
    </style:style>
    <style:style style:name="P8" style:family="paragraph" style:parent-style-name="Standard">
      <style:text-properties fo:font-weight="normal" officeooo:rsid="0017fee7" officeooo:paragraph-rsid="0019444d" style:font-weight-asian="normal" style:font-weight-complex="normal"/>
    </style:style>
    <style:style style:name="P9" style:family="paragraph" style:parent-style-name="Standard">
      <style:text-properties fo:font-weight="normal" officeooo:rsid="0018b3ee" officeooo:paragraph-rsid="0018b3ee" style:font-weight-asian="normal" style:font-weight-complex="normal"/>
    </style:style>
    <style:style style:name="P10" style:family="paragraph" style:parent-style-name="Standard">
      <style:text-properties fo:font-weight="normal" officeooo:rsid="0019444d" officeooo:paragraph-rsid="0019444d" style:font-weight-asian="normal" style:font-weight-complex="normal"/>
    </style:style>
    <style:style style:name="P11" style:family="paragraph" style:parent-style-name="Standard">
      <style:text-properties fo:font-weight="normal" officeooo:rsid="0019444d" officeooo:paragraph-rsid="001a007f" style:font-weight-asian="normal" style:font-weight-complex="normal"/>
    </style:style>
    <style:style style:name="P12" style:family="paragraph" style:parent-style-name="Standard">
      <style:text-properties fo:font-weight="normal" officeooo:rsid="001a007f" officeooo:paragraph-rsid="001a007f" style:font-weight-asian="normal" style:font-weight-complex="normal"/>
    </style:style>
    <style:style style:name="P13" style:family="paragraph" style:parent-style-name="Standard">
      <style:text-properties fo:font-weight="normal" officeooo:rsid="001b497c" officeooo:paragraph-rsid="001b497c" style:font-weight-asian="normal" style:font-weight-complex="normal"/>
    </style:style>
    <style:style style:name="P14" style:family="paragraph" style:parent-style-name="Standard">
      <style:text-properties fo:font-weight="normal" officeooo:rsid="001b497c" officeooo:paragraph-rsid="001cbd41" style:font-weight-asian="normal" style:font-weight-complex="normal"/>
    </style:style>
    <style:style style:name="P15" style:family="paragraph" style:parent-style-name="Standard">
      <style:text-properties fo:font-weight="normal" officeooo:rsid="001b497c" officeooo:paragraph-rsid="001ecc00" style:font-weight-asian="normal" style:font-weight-complex="normal"/>
    </style:style>
    <style:style style:name="P16" style:family="paragraph" style:parent-style-name="Standard">
      <style:text-properties fo:font-weight="normal" officeooo:rsid="001d6c3a" officeooo:paragraph-rsid="001ecc00" style:font-weight-asian="normal" style:font-weight-complex="normal"/>
    </style:style>
    <style:style style:name="P17" style:family="paragraph" style:parent-style-name="Standard">
      <style:text-properties fo:font-weight="normal" officeooo:rsid="001ecc00" officeooo:paragraph-rsid="001ecc00" style:font-weight-asian="normal" style:font-weight-complex="normal"/>
    </style:style>
    <style:style style:name="P18" style:family="paragraph" style:parent-style-name="Standard">
      <style:text-properties fo:font-weight="normal" officeooo:rsid="00203370" officeooo:paragraph-rsid="00203370" style:font-weight-asian="normal" style:font-weight-complex="normal"/>
    </style:style>
    <style:style style:name="P19" style:family="paragraph" style:parent-style-name="Standard">
      <style:text-properties style:font-name="Liberation Serif1" fo:font-weight="normal" officeooo:rsid="001b497c" officeooo:paragraph-rsid="001b497c" style:font-name-asian="Liberation Serif1" style:font-weight-asian="normal" style:font-name-complex="Liberation Serif1" style:font-weight-complex="normal"/>
    </style:style>
    <style:style style:name="P20" style:family="paragraph" style:parent-style-name="Standard">
      <style:text-properties style:font-name="Liberation Serif1" fo:font-weight="normal" officeooo:rsid="0018b3ee" officeooo:paragraph-rsid="0018b3ee" style:font-name-asian="Liberation Serif1" style:font-weight-asian="normal" style:font-name-complex="Liberation Serif1" style:font-weight-complex="normal"/>
    </style:style>
    <style:style style:name="P21" style:family="paragraph" style:parent-style-name="Standard">
      <style:text-properties style:font-name="Liberation Serif1" fo:font-weight="normal" officeooo:rsid="001a007f" officeooo:paragraph-rsid="001b497c" style:font-name-asian="Liberation Serif1" style:font-weight-asian="normal" style:font-name-complex="Liberation Serif1" style:font-weight-complex="normal"/>
    </style:style>
    <style:style style:name="P22" style:family="paragraph" style:parent-style-name="Standard">
      <style:text-properties style:font-name="Liberation Serif1" fo:font-weight="normal" officeooo:rsid="001a007f" officeooo:paragraph-rsid="001a007f" style:font-name-asian="Liberation Serif1" style:font-weight-asian="normal" style:font-name-complex="Liberation Serif1" style:font-weight-complex="normal"/>
    </style:style>
    <style:style style:name="P23" style:family="paragraph" style:parent-style-name="Standard">
      <style:text-properties style:font-name="Liberation Serif1" fo:font-weight="normal" officeooo:rsid="001d6c3a" officeooo:paragraph-rsid="001d6c3a" style:font-name-asian="Liberation Serif1" style:font-weight-asian="normal" style:font-name-complex="Liberation Serif1" style:font-weight-complex="normal"/>
    </style:style>
    <style:style style:name="P24" style:family="paragraph" style:parent-style-name="Standard">
      <style:text-properties style:font-name="Liberation Serif1" fo:font-weight="normal" officeooo:rsid="001ecc00" officeooo:paragraph-rsid="001ecc00" style:font-name-asian="Liberation Serif1" style:font-weight-asian="normal" style:font-name-complex="Liberation Serif1" style:font-weight-complex="normal"/>
    </style:style>
    <style:style style:name="P25" style:family="paragraph" style:parent-style-name="Standard">
      <style:text-properties style:font-name="Liberation Serif1" fo:font-weight="normal" officeooo:rsid="00203370" officeooo:paragraph-rsid="00203370" style:font-name-asian="Liberation Serif1" style:font-weight-asian="normal" style:font-name-complex="Liberation Serif1" style:font-weight-complex="normal"/>
    </style:style>
    <style:style style:name="P26" style:family="paragraph" style:parent-style-name="Standard">
      <style:text-properties style:font-name="Liberation Serif1" fo:font-weight="normal" officeooo:rsid="0020ee8e" officeooo:paragraph-rsid="0020ee8e" style:font-name-asian="Liberation Serif1" style:font-weight-asian="normal" style:font-name-complex="Liberation Serif1" style:font-weight-complex="normal"/>
    </style:style>
    <style:style style:name="P27" style:family="paragraph" style:parent-style-name="Standard">
      <style:text-properties style:font-name="Liberation Serif1" fo:font-weight="bold" officeooo:rsid="0017fee7" officeooo:paragraph-rsid="0018b3ee" style:font-name-asian="Liberation Serif1" style:font-weight-asian="bold" style:font-name-complex="Liberation Serif1" style:font-weight-complex="bold"/>
    </style:style>
    <style:style style:name="P28" style:family="paragraph" style:parent-style-name="Standard">
      <style:text-properties style:font-name="Liberation Serif1" fo:font-weight="bold" officeooo:rsid="0017fee7" officeooo:paragraph-rsid="001a007f" style:font-name-asian="Liberation Serif1" style:font-weight-asian="bold" style:font-name-complex="Liberation Serif1" style:font-weight-complex="bold"/>
    </style:style>
    <style:style style:name="P29" style:family="paragraph" style:parent-style-name="Standard">
      <style:text-properties style:font-name="Liberation Serif1" fo:font-weight="bold" officeooo:rsid="001a007f" officeooo:paragraph-rsid="001a007f" style:font-name-asian="Liberation Serif1" style:font-weight-asian="bold" style:font-name-complex="Liberation Serif1" style:font-weight-complex="bold"/>
    </style:style>
    <style:style style:name="P30" style:family="paragraph" style:parent-style-name="Standard">
      <style:text-properties style:font-name="Liberation Serif1" fo:font-weight="bold" officeooo:rsid="001b497c" officeooo:paragraph-rsid="001b497c" style:font-name-asian="Liberation Serif1" style:font-weight-asian="bold" style:font-name-complex="Liberation Serif1" style:font-weight-complex="bold"/>
    </style:style>
    <style:style style:name="P31" style:family="paragraph" style:parent-style-name="Standard">
      <style:text-properties style:font-name="Liberation Serif1" fo:font-weight="bold" officeooo:rsid="001d6c3a" officeooo:paragraph-rsid="001d6c3a" style:font-name-asian="Liberation Serif1" style:font-weight-asian="bold" style:font-name-complex="Liberation Serif1" style:font-weight-complex="bold"/>
    </style:style>
    <style:style style:name="P32" style:family="paragraph" style:parent-style-name="Standard">
      <style:text-properties style:font-name="Liberation Serif1" fo:font-weight="bold" officeooo:rsid="001ecc00" officeooo:paragraph-rsid="001ecc00" style:font-name-asian="Liberation Serif1" style:font-weight-asian="bold" style:font-name-complex="Liberation Serif1" style:font-weight-complex="bold"/>
    </style:style>
    <style:style style:name="P33" style:family="paragraph" style:parent-style-name="Standard">
      <style:text-properties style:font-name="Liberation Serif1" fo:font-weight="bold" officeooo:rsid="00203370" officeooo:paragraph-rsid="00203370" style:font-name-asian="Liberation Serif1" style:font-weight-asian="bold" style:font-name-complex="Liberation Serif1" style:font-weight-complex="bold"/>
    </style:style>
    <style:style style:name="P34" style:family="paragraph" style:parent-style-name="Standard">
      <style:text-properties style:font-name="Liberation Serif1" fo:font-weight="bold" officeooo:rsid="0020ee8e" officeooo:paragraph-rsid="0020ee8e" style:font-name-asian="Liberation Serif1" style:font-weight-asian="bold" style:font-name-complex="Liberation Serif1" style:font-weight-complex="bold"/>
    </style:style>
    <style:style style:name="P35" style:family="paragraph" style:parent-style-name="Standard">
      <style:text-properties fo:font-weight="normal" officeooo:rsid="0020ee8e" officeooo:paragraph-rsid="0020ee8e" style:font-weight-asian="normal" style:font-weight-complex="normal"/>
    </style:style>
    <style:style style:name="P36" style:family="paragraph" style:parent-style-name="Standard">
      <style:text-properties fo:font-weight="normal" officeooo:rsid="0020ee8e" officeooo:paragraph-rsid="0024684a" style:font-weight-asian="normal" style:font-weight-complex="normal"/>
    </style:style>
    <style:style style:name="P37" style:family="paragraph" style:parent-style-name="Standard">
      <style:text-properties fo:font-weight="normal" officeooo:rsid="00223232" officeooo:paragraph-rsid="00223232" style:font-weight-asian="normal" style:font-weight-complex="normal"/>
    </style:style>
    <style:style style:name="P38" style:family="paragraph" style:parent-style-name="Standard">
      <style:text-properties fo:font-weight="normal" officeooo:rsid="00234e38" officeooo:paragraph-rsid="00234e38" style:font-weight-asian="normal" style:font-weight-complex="normal"/>
    </style:style>
    <style:style style:name="P39" style:family="paragraph" style:parent-style-name="Standard">
      <style:text-properties fo:font-weight="normal" officeooo:rsid="00241b23" officeooo:paragraph-rsid="00241b23" style:font-weight-asian="normal" style:font-weight-complex="normal"/>
    </style:style>
    <style:style style:name="P40" style:family="paragraph" style:parent-style-name="Standard">
      <style:text-properties fo:font-weight="normal" officeooo:rsid="00263e20" officeooo:paragraph-rsid="00263e20" style:font-weight-asian="normal" style:font-weight-complex="normal"/>
    </style:style>
    <style:style style:name="P41" style:family="paragraph" style:parent-style-name="Standard">
      <style:text-properties fo:font-weight="normal" officeooo:rsid="00263e20" officeooo:paragraph-rsid="0028bea3" style:font-weight-asian="normal" style:font-weight-complex="normal"/>
    </style:style>
    <style:style style:name="P42" style:family="paragraph" style:parent-style-name="Standard">
      <style:text-properties fo:font-weight="normal" officeooo:rsid="002a6812" officeooo:paragraph-rsid="002a6812" style:font-weight-asian="normal" style:font-weight-complex="normal"/>
    </style:style>
    <style:style style:name="P43" style:family="paragraph" style:parent-style-name="Standard">
      <style:text-properties fo:font-weight="normal" officeooo:rsid="002bf848" officeooo:paragraph-rsid="002bf848" style:font-weight-asian="normal" style:font-weight-complex="normal"/>
    </style:style>
    <style:style style:name="P44" style:family="paragraph" style:parent-style-name="Standard">
      <style:text-properties fo:font-weight="normal" officeooo:rsid="002bf848" officeooo:paragraph-rsid="002f1d75" style:font-weight-asian="normal" style:font-weight-complex="normal"/>
    </style:style>
    <style:style style:name="P45" style:family="paragraph" style:parent-style-name="Standard">
      <style:text-properties fo:font-weight="bold" officeooo:rsid="00223232" officeooo:paragraph-rsid="00223232" style:font-weight-asian="bold" style:font-weight-complex="bold"/>
    </style:style>
    <style:style style:name="P46" style:family="paragraph" style:parent-style-name="Standard">
      <style:text-properties fo:font-weight="bold" officeooo:rsid="00234e38" officeooo:paragraph-rsid="00234e38" style:font-weight-asian="bold" style:font-weight-complex="bold"/>
    </style:style>
    <style:style style:name="P47" style:family="paragraph" style:parent-style-name="Standard">
      <style:text-properties fo:font-weight="bold" officeooo:rsid="00241b23" officeooo:paragraph-rsid="00241b23" style:font-weight-asian="bold" style:font-weight-complex="bold"/>
    </style:style>
    <style:style style:name="P48" style:family="paragraph" style:parent-style-name="Standard">
      <style:text-properties fo:font-weight="bold" officeooo:rsid="0024d6a0" officeooo:paragraph-rsid="0024d6a0" style:font-weight-asian="bold" style:font-weight-complex="bold"/>
    </style:style>
    <style:style style:name="P49" style:family="paragraph" style:parent-style-name="Standard">
      <style:text-properties fo:font-weight="bold" officeooo:rsid="00263e20" officeooo:paragraph-rsid="00263e20" style:font-weight-asian="bold" style:font-weight-complex="bold"/>
    </style:style>
    <style:style style:name="P50" style:family="paragraph" style:parent-style-name="Standard">
      <style:text-properties fo:font-weight="bold" officeooo:rsid="0028bea3" officeooo:paragraph-rsid="0028bea3" style:font-weight-asian="bold" style:font-weight-complex="bold"/>
    </style:style>
    <style:style style:name="P51" style:family="paragraph" style:parent-style-name="Standard">
      <style:text-properties fo:font-weight="bold" officeooo:rsid="002a6812" officeooo:paragraph-rsid="002a6812" style:font-weight-asian="bold" style:font-weight-complex="bold"/>
    </style:style>
    <style:style style:name="P52" style:family="paragraph" style:parent-style-name="Standard">
      <style:text-properties fo:font-weight="bold" officeooo:rsid="002bf848" officeooo:paragraph-rsid="002bf848" style:font-weight-asian="bold" style:font-weight-complex="bold"/>
    </style:style>
    <style:style style:name="P53" style:family="paragraph" style:parent-style-name="Standard">
      <style:text-properties officeooo:paragraph-rsid="002bf848"/>
    </style:style>
    <style:style style:name="P54" style:family="paragraph" style:parent-style-name="Standard">
      <style:text-properties style:text-position="0% 100%" style:font-name="Liberation Serif1" fo:font-weight="normal" officeooo:rsid="002f1d75" officeooo:paragraph-rsid="002f1d75" style:font-name-asian="Liberation Serif1" style:font-weight-asian="normal" style:font-name-complex="Liberation Serif1" style:font-weight-complex="normal"/>
    </style:style>
    <style:style style:name="P55" style:family="paragraph" style:parent-style-name="Standard">
      <style:text-properties style:text-position="0% 100%" style:font-name="Liberation Serif1" fo:font-weight="normal" officeooo:rsid="0030878b" officeooo:paragraph-rsid="0030878b" style:font-name-asian="Liberation Serif1" style:font-weight-asian="normal" style:font-name-complex="Liberation Serif1" style:font-weight-complex="normal"/>
    </style:style>
    <style:style style:name="P56" style:family="paragraph" style:parent-style-name="Standard">
      <style:text-properties style:text-position="0% 100%" style:font-name="Liberation Serif1" fo:font-weight="normal" officeooo:rsid="00323f2a" officeooo:paragraph-rsid="00323f2a" style:font-name-asian="Liberation Serif1" style:font-weight-asian="normal" style:font-name-complex="Liberation Serif1" style:font-weight-complex="normal"/>
    </style:style>
    <style:style style:name="P57" style:family="paragraph" style:parent-style-name="Standard">
      <style:text-properties style:text-position="0% 100%" style:font-name="Liberation Serif1" fo:font-weight="normal" officeooo:rsid="00328bb2" officeooo:paragraph-rsid="00328bb2" style:font-name-asian="Liberation Serif1" style:font-weight-asian="normal" style:font-name-complex="Liberation Serif1" style:font-weight-complex="normal"/>
    </style:style>
    <style:style style:name="P58" style:family="paragraph" style:parent-style-name="Standard">
      <style:text-properties style:text-position="0% 100%" style:font-name="Liberation Serif1" fo:font-weight="bold" officeooo:rsid="00323f2a" officeooo:paragraph-rsid="00323f2a" style:font-name-asian="Liberation Serif1" style:font-weight-asian="bold" style:font-name-complex="Liberation Serif1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b3ee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18b3ee" style:font-name-asian="Liberation Serif1" style:font-name-complex="Liberation Serif1"/>
    </style:style>
    <style:style style:name="T5" style:family="text">
      <style:text-properties style:font-name="Liberation Serif1" officeooo:rsid="0019444d" style:font-name-asian="Liberation Serif1" style:font-name-complex="Liberation Serif1"/>
    </style:style>
    <style:style style:name="T6" style:family="text">
      <style:text-properties style:font-name="Liberation Serif1" officeooo:rsid="001a007f" style:font-name-asian="Liberation Serif1" style:font-name-complex="Liberation Serif1"/>
    </style:style>
    <style:style style:name="T7" style:family="text">
      <style:text-properties style:font-name="Liberation Serif1" officeooo:rsid="001b497c" style:font-name-asian="Liberation Serif1" style:font-name-complex="Liberation Serif1"/>
    </style:style>
    <style:style style:name="T8" style:family="text">
      <style:text-properties style:font-name="Liberation Serif1" officeooo:rsid="001ecc00" style:font-name-asian="Liberation Serif1" style:font-name-complex="Liberation Serif1"/>
    </style:style>
    <style:style style:name="T9" style:family="text">
      <style:text-properties style:font-name="Liberation Serif1" officeooo:rsid="00203370" style:font-name-asian="Liberation Serif1" style:font-name-complex="Liberation Serif1"/>
    </style:style>
    <style:style style:name="T10" style:family="text">
      <style:text-properties style:font-name="Liberation Serif1" officeooo:rsid="00223232" style:font-name-asian="Liberation Serif1" style:font-name-complex="Liberation Serif1"/>
    </style:style>
    <style:style style:name="T11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12" style:family="text">
      <style:text-properties style:font-name="Liberation Serif" style:font-name-asian="Noto Sans CJK SC Regular" style:font-name-complex="FreeSans"/>
    </style:style>
    <style:style style:name="T13" style:family="text">
      <style:text-properties style:font-name="Liberation Serif" officeooo:rsid="0018b3ee" style:font-name-asian="Noto Sans CJK SC Regular" style:font-name-complex="FreeSans"/>
    </style:style>
    <style:style style:name="T14" style:family="text">
      <style:text-properties officeooo:rsid="0019444d"/>
    </style:style>
    <style:style style:name="T15" style:family="text">
      <style:text-properties officeooo:rsid="001a007f"/>
    </style:style>
    <style:style style:name="T16" style:family="text">
      <style:text-properties style:text-position="sub 58%"/>
    </style:style>
    <style:style style:name="T17" style:family="text">
      <style:text-properties style:text-position="sub 58%" style:font-name="Liberation Serif1" style:font-name-asian="Liberation Serif1" style:font-name-complex="Liberation Serif1"/>
    </style:style>
    <style:style style:name="T18" style:family="text">
      <style:text-properties style:text-position="sub 58%" style:font-name="Liberation Serif1" officeooo:rsid="00203370" style:font-name-asian="Liberation Serif1" style:font-name-complex="Liberation Serif1"/>
    </style:style>
    <style:style style:name="T19" style:family="text">
      <style:text-properties style:text-position="0% 100%" style:font-name="Liberation Serif1" style:font-name-asian="Liberation Serif1" style:font-name-complex="Liberation Serif1"/>
    </style:style>
    <style:style style:name="T20" style:family="text">
      <style:text-properties style:text-position="0% 100%" style:font-name="Liberation Serif1" officeooo:rsid="0018b3ee" style:font-name-asian="Liberation Serif1" style:font-name-complex="Liberation Serif1"/>
    </style:style>
    <style:style style:name="T21" style:family="text">
      <style:text-properties style:text-position="0% 100%" style:font-name="Liberation Serif1" officeooo:rsid="00203370" style:font-name-asian="Liberation Serif1" style:font-name-complex="Liberation Serif1"/>
    </style:style>
    <style:style style:name="T22" style:family="text">
      <style:text-properties style:text-position="0% 100%" style:font-name="Liberation Serif1" officeooo:rsid="00234e38" style:font-name-asian="Liberation Serif1" style:font-name-complex="Liberation Serif1"/>
    </style:style>
    <style:style style:name="T23" style:family="text">
      <style:text-properties style:text-position="0% 100%" style:font-name="Liberation Serif1" officeooo:rsid="00241b23" style:font-name-asian="Liberation Serif1" style:font-name-complex="Liberation Serif1"/>
    </style:style>
    <style:style style:name="T24" style:family="text">
      <style:text-properties style:text-position="0% 100%" style:font-name="Liberation Serif1" officeooo:rsid="0024684a" style:font-name-asian="Liberation Serif1" style:font-name-complex="Liberation Serif1"/>
    </style:style>
    <style:style style:name="T25" style:family="text">
      <style:text-properties style:text-position="0% 100%" style:font-name="Liberation Serif1" officeooo:rsid="0027505e" style:font-name-asian="Liberation Serif1" style:font-name-complex="Liberation Serif1"/>
    </style:style>
    <style:style style:name="T26" style:family="text">
      <style:text-properties style:text-position="0% 100%" style:font-name="Liberation Serif1" officeooo:rsid="0028bea3" style:font-name-asian="Liberation Serif1" style:font-name-complex="Liberation Serif1"/>
    </style:style>
    <style:style style:name="T27" style:family="text">
      <style:text-properties style:text-position="0% 100%" style:font-name="Liberation Serif1" officeooo:rsid="00263e20" style:font-name-asian="Liberation Serif1" style:font-name-complex="Liberation Serif1"/>
    </style:style>
    <style:style style:name="T28" style:family="text">
      <style:text-properties style:text-position="0% 100%" style:font-name="Liberation Serif1" officeooo:rsid="002f1d75" style:font-name-asian="Liberation Serif1" style:font-name-complex="Liberation Serif1"/>
    </style:style>
    <style:style style:name="T29" style:family="text">
      <style:text-properties style:text-position="0% 100%" style:font-name="Liberation Serif1" fo:font-weight="normal" officeooo:rsid="002bf848" style:font-name-asian="Liberation Serif1" style:font-weight-asian="normal" style:font-name-complex="Liberation Serif1" style:font-weight-complex="normal"/>
    </style:style>
    <style:style style:name="T30" style:family="text">
      <style:text-properties style:text-position="0% 100%" style:font-name="Liberation Serif1" fo:font-weight="normal" officeooo:rsid="002f1d75" style:font-name-asian="Liberation Serif1" style:font-weight-asian="normal" style:font-name-complex="Liberation Serif1" style:font-weight-complex="normal"/>
    </style:style>
    <style:style style:name="T31" style:family="text">
      <style:text-properties style:text-position="0% 100%" style:font-name="Liberation Serif1" style:font-name-asian="Liberation Serif1" style:font-name-complex="Liberation Serif1"/>
    </style:style>
    <style:style style:name="T32" style:family="text">
      <style:text-properties style:text-position="0% 100%" style:font-name="Liberation Serif1" officeooo:rsid="0024684a" style:font-name-asian="Liberation Serif1" style:font-name-complex="Liberation Serif1"/>
    </style:style>
    <style:style style:name="T33" style:family="text">
      <style:text-properties style:font-name="Liberation Serif1" style:font-name-asian="Liberation Serif1" style:font-name-complex="Liberation Serif1"/>
    </style:style>
    <style:style style:name="T34" style:family="text">
      <style:text-properties style:font-name="Liberation Serif1" officeooo:rsid="00328bb2" style:font-name-asian="Liberation Serif1" style:font-name-complex="Liberation Serif1"/>
    </style:style>
    <style:style style:name="T35" style:family="text">
      <style:text-properties officeooo:rsid="00328b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</text:p>
      <text:p text:style-name="P3">Variaveis de decisão:</text:p>
      <text:p text:style-name="P1">x<text:span text:style-name="T15">i = (a-produto A, b-produto B, c-produto C)</text:span></text:p>
      <text:p text:style-name="P1"/>
      <text:p text:style-name="P3">função objetivo</text:p>
      <text:p text:style-name="P6">max f(x<text:span text:style-name="T15">i</text:span>) = xa + 1,5xb +2xc</text:p>
      <text:p text:style-name="P6"/>
      <text:p text:style-name="P6"><text:span text:style-name="T1">restrições</text:span> </text:p>
      <text:p text:style-name="P6"><text:span text:style-name="T2">8/3xa + 5/3xb + 2/3xc </text:span><text:span text:style-name="T4">≤</text:span><text:span text:style-name="T13"> 40</text:span><text:span text:style-name="T2"> </text:span>// restrições <text:s/>de corte</text:p>
      <text:p text:style-name="P9">xa/5 + xb + 2/5xc <text:s/><text:span text:style-name="T3">≤</text:span><text:span text:style-name="T12"> 40 // restrições de dobra</text:span></text:p>
      <text:p text:style-name="P9"><text:span text:style-name="T12">0,35xa + xb/2 + xc </text:span><text:span text:style-name="T3">≤ 40 // restrições de empacotamento</text:span></text:p>
      <text:p text:style-name="P19">xi ≥ 0</text:p>
      <text:p text:style-name="P20"/>
      <text:p text:style-name="P4"><text:span text:style-name="T2">2</text:span>)</text:p>
      <text:p text:style-name="P4">Variaveis de decisão:</text:p>
      <text:p text:style-name="P2">x<text:span text:style-name="T2">i <text:s/>; i = (v-vestido, t-terno)</text:span></text:p>
      <text:p text:style-name="P2"/>
      <text:p text:style-name="P4">função objetivo</text:p>
      <text:p text:style-name="P7">max f(x<text:span text:style-name="T14">i</text:span>) =<text:span text:style-name="T14">300xt + 500xv</text:span></text:p>
      <text:p text:style-name="P7"/>
      <text:p text:style-name="P27">restrições</text:p>
      <text:p text:style-name="P8"><text:span text:style-name="T5">2xt + xv </text:span><text:span text:style-name="T4"><text:s/>≤ </text:span><text:span text:style-name="T5">16 </text:span><text:span text:style-name="T3">//</text:span><text:span text:style-name="T5">restrição algodão</text:span></text:p>
      <text:p text:style-name="P10"><text:span text:style-name="T3">xt + 2xv </text:span><text:span text:style-name="T4"><text:s/>≤ </text:span><text:span text:style-name="T3">11 //restrição seda</text:span></text:p>
      <text:p text:style-name="P11"><text:span text:style-name="T3">xt + </text:span><text:span text:style-name="T6">3xv </text:span><text:span text:style-name="T4"><text:s/>≤ </text:span><text:span text:style-name="T6">15 //restrição lã</text:span></text:p>
      <text:p text:style-name="P21">xi ≥ 0</text:p>
      <text:p text:style-name="P22"/>
      <text:p text:style-name="P29">3)</text:p>
      <text:p text:style-name="P12"><text:span text:style-name="T11">variáveis de decisã</text:span><text:span text:style-name="T3">o</text:span></text:p>
      <text:p text:style-name="P22">xi ; i = (a-modelo A, b-modelo B)</text:p>
      <text:p text:style-name="P22"/>
      <text:p text:style-name="P28">função objetivo</text:p>
      <text:p text:style-name="P22">max f(xi) = 180xa + 300xb</text:p>
      <text:p text:style-name="P22"/>
      <text:p text:style-name="P29">restrições</text:p>
      <text:p text:style-name="P12"><text:span text:style-name="T3">xa </text:span><text:span text:style-name="T4">≤ </text:span><text:span text:style-name="T3">60 //restrições gabinete pequeno</text:span></text:p>
      <text:p text:style-name="P12"><text:span text:style-name="T3">xb </text:span><text:span text:style-name="T4">≤ </text:span><text:span text:style-name="T3">50 //restriçõs gabinete grande</text:span></text:p>
      <text:p text:style-name="P13"><text:span text:style-name="T3">xa + 2xb </text:span><text:span text:style-name="T4">≤ </text:span><text:span text:style-name="T3">120 // restrição disco</text:span></text:p>
      <text:p text:style-name="P19">xij ≥ 0</text:p>
      <text:p text:style-name="P19"/>
      <text:p text:style-name="P30">4)</text:p>
      <text:p text:style-name="P30">variáveis de decisão</text:p>
      <text:p text:style-name="P13"><text:span text:style-name="T3">x</text:span><text:span text:style-name="T17">ij <text:s/></text:span><text:span text:style-name="T3">; i = (d-empresa D, n-empresa N) j = (c-cerveja, r-refrigerante)</text:span></text:p>
      <text:p text:style-name="P19"/>
      <text:p text:style-name="P30">função objetivo</text:p>
      <text:p text:style-name="P19">max f(xi) = 0,4xdc + 0,48xdr + 0,8xnc</text:p>
      <text:p text:style-name="P19"/>
      <text:p text:style-name="P5"><text:span text:style-name="T4">r</text:span><text:span text:style-name="T3">estrições</text:span></text:p>
      <text:p text:style-name="P13"><text:span text:style-name="T3">x</text:span><text:span text:style-name="T17">dc</text:span><text:span text:style-name="T3"> + x</text:span><text:span text:style-name="T17">dr</text:span><text:span text:style-name="T3"> </text:span><text:span text:style-name="T4">≤ </text:span><text:span text:style-name="T3">270000</text:span></text:p>
      <text:p text:style-name="P13"><text:span text:style-name="T3">x</text:span><text:span text:style-name="T17">nc</text:span><text:span text:style-name="T3"> </text:span><text:span text:style-name="T4">≤ </text:span><text:span text:style-name="T3">150000</text:span></text:p>
      <text:p text:style-name="P13"><text:span text:style-name="T3">x</text:span><text:span text:style-name="T17">dc</text:span><text:span text:style-name="T3"> + x</text:span><text:span text:style-name="T17">nc</text:span><text:span text:style-name="T3"> </text:span><text:span text:style-name="T4">≤ </text:span><text:span text:style-name="T3">180000</text:span></text:p>
      <text:p text:style-name="P13"><text:span text:style-name="T3">x</text:span><text:span text:style-name="T17">dr</text:span><text:span text:style-name="T3"> </text:span><text:span text:style-name="T4">≤ </text:span><text:span text:style-name="T3">180000</text:span></text:p>
      <text:p text:style-name="P14"><text:span text:style-name="T3">x</text:span><text:span text:style-name="T17">ij</text:span><text:span text:style-name="T3"> ≥ 0</text:span></text:p>
      <text:p text:style-name="P31"><text:soft-page-break/>5)</text:p>
      <text:p text:style-name="P31">variáveis de decisão</text:p>
      <text:p text:style-name="P23">xi; i = s-serrada, c-compensada</text:p>
      <text:p text:style-name="P23"/>
      <text:p text:style-name="P31">função objetivo</text:p>
      <text:p text:style-name="P23">max f(xi) = 5xs + 0,7xc</text:p>
      <text:p text:style-name="P23"/>
      <text:p text:style-name="P31">restrições</text:p>
      <text:p text:style-name="P16"><text:span text:style-name="T8">xs + 0,03xc <text:s/></text:span><text:span text:style-name="T4">≤ </text:span><text:span text:style-name="T8">40 </text:span><text:span text:style-name="T3">//restriç</text:span><text:span text:style-name="T8">ão pinho</text:span></text:p>
      <text:p text:style-name="P15"><text:span text:style-name="T8">3xs + 0,05xc </text:span><text:span text:style-name="T4">≤ </text:span><text:span text:style-name="T8">80 </text:span><text:span text:style-name="T3">//</text:span><text:span text:style-name="T8">restrição canela</text:span></text:p>
      <text:p text:style-name="P17"><text:span text:style-name="T3">xs </text:span><text:span text:style-name="T7"><text:s/>≥ </text:span><text:span text:style-name="T3">5</text:span></text:p>
      <text:p text:style-name="P17"><text:span text:style-name="T3">xc </text:span><text:span text:style-name="T7"><text:s/>≥ </text:span><text:span text:style-name="T3">900</text:span></text:p>
      <text:p text:style-name="P24"/>
      <text:p text:style-name="P32">6)</text:p>
      <text:p text:style-name="P32">variáveis de decisão</text:p>
      <text:p text:style-name="P25">xi; i = a-jogo A, b-jogo B</text:p>
      <text:p text:style-name="P25"/>
      <text:p text:style-name="P33">função objetivo</text:p>
      <text:p text:style-name="P25">max f(xi) = 30xa + 40xb</text:p>
      <text:p text:style-name="P25"/>
      <text:p text:style-name="P33">restrições</text:p>
      <text:p text:style-name="P18"><text:span text:style-name="T3">3x</text:span><text:span text:style-name="T17">a</text:span><text:span text:style-name="T3"> + 5x</text:span><text:span text:style-name="T17">b</text:span><text:span text:style-name="T3"> </text:span><text:span text:style-name="T4">≤ </text:span><text:span text:style-name="T3">50</text:span></text:p>
      <text:p text:style-name="P18"><text:span text:style-name="T3">xi </text:span><text:span text:style-name="T7">≥ </text:span><text:span text:style-name="T3">0</text:span></text:p>
      <text:p text:style-name="P25"/>
      <text:p text:style-name="P34">7)</text:p>
      <text:p text:style-name="P34">variáveis de decisão</text:p>
      <text:p text:style-name="P26">x<text:span text:style-name="T16">i</text:span> ; i = (1-moldura 1, 2-moldura 2)</text:p>
      <text:p text:style-name="P26"/>
      <text:p text:style-name="P34">função objetivo</text:p>
      <text:p text:style-name="P26">max f(xi) = 110x<text:span text:style-name="T16">1</text:span> + 65x<text:span text:style-name="T16">2</text:span></text:p>
      <text:p text:style-name="P26"/>
      <text:p text:style-name="P34">restrições</text:p>
      <text:p text:style-name="P35"><text:span text:style-name="T7">2</text:span><text:span text:style-name="T3">x</text:span><text:span text:style-name="T17">1</text:span><text:span text:style-name="T3"> + x</text:span><text:span text:style-name="T17">2</text:span><text:span text:style-name="T3"> </text:span><text:span text:style-name="T9"><text:s/></text:span><text:span text:style-name="T4">≤ </text:span><text:span text:style-name="T3">7 //restrição </text:span><text:span text:style-name="T10">qtde madeira</text:span></text:p>
      <text:p text:style-name="P37"><text:span text:style-name="T3">30x</text:span><text:span text:style-name="T17">1 </text:span><text:span text:style-name="T19">+ 4x</text:span><text:span text:style-name="T17">2 <text:s/></text:span><text:span text:style-name="T18"><text:s/></text:span><text:span text:style-name="T21"><text:s/></text:span><text:span text:style-name="T20">≤ </text:span><text:span text:style-name="T19">30 // restrição qtde de horas disponíveis</text:span></text:p>
      <text:p text:style-name="P37"><text:span text:style-name="T19"/></text:p>
      <text:p text:style-name="P45"><text:span text:style-name="T19">8)</text:span></text:p>
      <text:p text:style-name="P45"><text:span text:style-name="T19">variáveis de decisão</text:span></text:p>
      <text:p text:style-name="P37"><text:span text:style-name="T19">A, B : quantidade produzida dos produtos A e B</text:span></text:p>
      <text:p text:style-name="P37"><text:span text:style-name="T19"/></text:p>
      <text:p text:style-name="P45"><text:span text:style-name="T19">função objetivo</text:span></text:p>
      <text:p text:style-name="P37"><text:span text:style-name="T19">max f(A,B) = </text:span><text:span text:style-name="T22">60A + 70B</text:span></text:p>
      <text:p text:style-name="P37"><text:span text:style-name="T22"/></text:p>
      <text:p text:style-name="P46"><text:span text:style-name="T19">restrições</text:span></text:p>
      <text:p text:style-name="P38"><text:span text:style-name="T19">2A + 3B </text:span><text:span text:style-name="T21"><text:s/></text:span><text:span text:style-name="T20">≤ </text:span><text:span text:style-name="T19">12 // restrição para máquina M1</text:span></text:p>
      <text:p text:style-name="P38"><text:span text:style-name="T19">2A + B </text:span><text:span text:style-name="T21"><text:s/></text:span><text:span text:style-name="T20">≤ </text:span><text:span text:style-name="T19">5 // restrição para máquina M2</text:span></text:p>
      <text:p text:style-name="P38"><text:span text:style-name="T19"/></text:p>
      <text:p text:style-name="P47"><text:span text:style-name="T19">9)</text:span></text:p>
      <text:p text:style-name="P47"><text:span text:style-name="T19">variáveis de decisão</text:span></text:p>
      <text:p text:style-name="P39"><text:span text:style-name="T19">A, B: quantidades diárias dos produtos A e B a serem usadas por animal</text:span></text:p>
      <text:p text:style-name="P39"><text:span text:style-name="T19"/></text:p>
      <text:p text:style-name="P47"><text:span text:style-name="T19">função objetivo</text:span></text:p>
      <text:p text:style-name="P39"><text:span text:style-name="T19">min f(A,B) = 80A + 32B</text:span></text:p>
      <text:p text:style-name="P47"><text:soft-page-break/><text:span text:style-name="T19">restrições</text:span></text:p>
      <text:p text:style-name="P36"><text:span text:style-name="T23">0,</text:span><text:span text:style-name="T24">1A </text:span><text:span text:style-name="T24">≥</text:span><text:span text:style-name="T24"> 0,4 <text:tab/></text:span><text:span text:style-name="T21">// </text:span><text:span text:style-name="T23">restrição para n1</text:span></text:p>
      <text:p text:style-name="P36"><text:span text:style-name="T24">0,1B </text:span><text:span text:style-name="T24">≥ 0,6 <text:tab/></text:span><text:span text:style-name="T21">// </text:span><text:span text:style-name="T23">restrição para n</text:span><text:span text:style-name="T24">2</text:span></text:p>
      <text:p text:style-name="P36"><text:span text:style-name="T24">0,1A + 0,2B </text:span><text:span text:style-name="T24">≥ 2 <text:tab/></text:span><text:span text:style-name="T21">// </text:span><text:span text:style-name="T23">restrição para n</text:span><text:span text:style-name="T24">3</text:span></text:p>
      <text:p text:style-name="P36"><text:span text:style-name="T24">0,2A + 0,1B </text:span><text:span text:style-name="T24">≥ 1,7 <text:tab/></text:span><text:span text:style-name="T21">// </text:span><text:span text:style-name="T23">restrição para n</text:span><text:span text:style-name="T24">4</text:span></text:p>
      <text:p text:style-name="P36"><text:span text:style-name="T24"/></text:p>
      <text:p text:style-name="P48"><text:span text:style-name="T24">1</text:span><text:span text:style-name="T19">0)</text:span></text:p>
      <text:p text:style-name="P48"><text:span text:style-name="T19">variáveis de decisão</text:span></text:p>
      <text:p text:style-name="P40"><text:span text:style-name="T19">A,B,C,D,E: quantidade de cada ração [A-E] </text:span></text:p>
      <text:p text:style-name="P40"><text:span text:style-name="T19"/></text:p>
      <text:p text:style-name="P49"><text:span text:style-name="T19">função objetivo</text:span></text:p>
      <text:p text:style-name="P40"><text:span text:style-name="T25">min </text:span><text:span text:style-name="T19">f(A,B,C,D,E) = 3A + 2B + 4C + 3D + 3E</text:span></text:p>
      <text:p text:style-name="P40"><text:span text:style-name="T19"/></text:p>
      <text:p text:style-name="P49"><text:span text:style-name="T19">restrições</text:span></text:p>
      <text:p text:style-name="P40"><text:span text:style-name="T19">25A + 25B + 45C + 35D + 24E </text:span><text:span text:style-name="T24">≥ </text:span><text:span text:style-name="T19">200 </text:span><text:span text:style-name="T19">// restrição para proteína</text:span></text:p>
      <text:p text:style-name="P40"><text:span text:style-name="T19">25A + 20B + 10C + 35D + 20E </text:span><text:span text:style-name="T24">≥ </text:span><text:span text:style-name="T19">250 </text:span><text:span text:style-name="T19">// restrição para carboidratos</text:span></text:p>
      <text:p text:style-name="P40"><text:span text:style-name="T19"/></text:p>
      <text:p text:style-name="P50"><text:span text:style-name="T19">11)</text:span></text:p>
      <text:p text:style-name="P50"><text:span text:style-name="T19">variáveis de decisão</text:span></text:p>
      <text:p text:style-name="P41"><text:span text:style-name="T19">A,B,C,D,E: quantidade de cada ração [A-E] </text:span></text:p>
      <text:p text:style-name="P41"><text:span text:style-name="T19"/></text:p>
      <text:p text:style-name="P50"><text:span text:style-name="T19">função objetivo</text:span></text:p>
      <text:p text:style-name="P41"><text:span text:style-name="T25">min </text:span><text:span text:style-name="T19">f(A,B,C,D,E) = </text:span><text:span text:style-name="T26">0,2</text:span><text:span text:style-name="T19">A + </text:span><text:span text:style-name="T26">0,3</text:span><text:span text:style-name="T19">B + </text:span><text:span text:style-name="T26">0,4</text:span><text:span text:style-name="T19">C + </text:span><text:span text:style-name="T26">0,5</text:span><text:span text:style-name="T19">D + </text:span><text:span text:style-name="T26">0,25</text:span><text:span text:style-name="T19">E</text:span></text:p>
      <text:p text:style-name="P41"><text:span text:style-name="T19"/></text:p>
      <text:p text:style-name="P51"><text:span text:style-name="T19">restrições</text:span></text:p>
      <text:p text:style-name="P42"><text:span text:style-name="T19">30A + 20B + 15C + 80D + 20E </text:span><text:span text:style-name="T27"><text:s/></text:span><text:span text:style-name="T24">≥ </text:span><text:span text:style-name="T19">80 </text:span><text:span text:style-name="T19">// restrição proteína</text:span></text:p>
      <text:p text:style-name="P42"><text:span text:style-name="T19">60A + 20B + 60C + 20D + 20E </text:span><text:span text:style-name="T27"><text:s/></text:span><text:span text:style-name="T24">≥ </text:span><text:span text:style-name="T19">120 </text:span><text:span text:style-name="T19">// restrição carboidrato</text:span></text:p>
      <text:p text:style-name="P42"><text:span text:style-name="T19">5A + 10B + 5C + 3D + 2E </text:span><text:span text:style-name="T27"><text:s/></text:span><text:span text:style-name="T24">≥ </text:span><text:span text:style-name="T19">30</text:span><text:span text:style-name="T19">// restrição gordura</text:span></text:p>
      <text:p text:style-name="P42"><text:span text:style-name="T19"/></text:p>
      <text:p text:style-name="P52"><text:span text:style-name="T19">12)</text:span></text:p>
      <text:p text:style-name="P52"><text:span text:style-name="T19">variáveis de decisão</text:span></text:p>
      <text:p text:style-name="P53"><text:span text:style-name="T29">M = quantidade d</text:span><text:span text:style-name="T30">e ha para produção de milho</text:span></text:p>
      <text:p text:style-name="P53"><text:span text:style-name="T29">A = quantidade de </text:span><text:span text:style-name="T30">ha para produção de algodão</text:span></text:p>
      <text:p text:style-name="P43"><text:span text:style-name="T19"/></text:p>
      <text:p text:style-name="P52"><text:span text:style-name="T19">função objetivo</text:span></text:p>
      <text:p text:style-name="P44"><text:span text:style-name="T19">max f(</text:span><text:span text:style-name="T28">M,A</text:span><text:span text:style-name="T19">) =1,7M </text:span><text:span text:style-name="T28">+</text:span><text:span text:style-name="T19"> 2,04A;</text:span></text:p>
      <text:p text:style-name="P43"><text:span text:style-name="T19"/></text:p>
      <text:p text:style-name="P52"><text:span text:style-name="T19">restrições</text:span></text:p>
      <text:p text:style-name="P54">M/2000 + A/1800 <text:span text:style-name="T2">≤ </text:span>100; // restrição por ha</text:p>
      <text:p text:style-name="P55">30M + 50A <text:span text:style-name="T2">≤ </text:span>3600; //restrição homens/dia</text:p>
      <text:p text:style-name="P55">4M + 2A <text:span text:style-name="T2">≤ </text:span>240; // restrição trator</text:p>
      <text:p text:style-name="P55"/>
      <text:p text:style-name="P58">13)</text:p>
      <text:p text:style-name="P58">variáveis de decisão</text:p>
      <text:p text:style-name="P56">xi ; i = (m-milho, t-trigo, s-soja, a-açucar) <text:span text:style-name="T35">(quantidade de ha)</text:span></text:p>
      <text:p text:style-name="P56"/>
      <text:p text:style-name="P58">função objetivo</text:p>
      <text:p text:style-name="P56">max f(xi) = 600xm + 800xt + 900xs + 500xa</text:p>
      <text:p text:style-name="P56"/>
      <text:p text:style-name="P58">restrições</text:p>
      <text:p text:style-name="P56"><text:span text:style-name="T35">1000xm + 1200xt + 1500xs + 1200xa </text:span><text:span text:style-name="T34">≤</text:span><text:span text:style-name="T35"> 500000 </text:span>// restrição <text:span text:style-name="T35">pre</text:span>paro do terreno</text:p>
      <text:p text:style-name="P57">20xm + <text:s/>30xt + 25xs + 28xa <text:span text:style-name="T3">≤ 10000</text:span></text:p>
      <text:p text:style-name="P57"><text:soft-page-break/><text:span text:style-name="T3">xm + xt + xs + xa ≤ 400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2:51:26.698005869</meta:creation-date>
    <dc:date>2022-02-08T17:49:08.460331489</dc:date>
    <meta:editing-duration>PT40M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4" meta:paragraph-count="121" meta:word-count="633" meta:character-count="3018" meta:non-whitespace-character-count="2479"/>
  </office:meta>
</office:document-meta>
</file>